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9000001A11C53C0E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12.862cm" fo:margin-left="-1.483cm" table:align="left"/>
    </style:style>
    <style:style style:name="Table6.A" style:family="table-column">
      <style:table-column-properties style:column-width="3.203cm"/>
    </style:style>
    <style:style style:name="Table6.B" style:family="table-column">
      <style:table-column-properties style:column-width="9.659cm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1.825cm" fo:margin-left="-0.005cm" table:align="left"/>
    </style:style>
    <style:style style:name="Table7.A" style:family="table-column">
      <style:table-column-properties style:column-width="1.108cm"/>
    </style:style>
    <style:style style:name="Table7.B" style:family="table-column">
      <style:table-column-properties style:column-width="0.91cm"/>
    </style:style>
    <style:style style:name="Table7.C" style:family="table-column">
      <style:table-column-properties style:column-width="0.43cm"/>
    </style:style>
    <style:style style:name="Table7.D" style:family="table-column">
      <style:table-column-properties style:column-width="5.886cm"/>
    </style:style>
    <style:style style:name="Table7.E" style:family="table-column">
      <style:table-column-properties style:column-width="0.893cm"/>
    </style:style>
    <style:style style:name="Table7.G" style:family="table-column">
      <style:table-column-properties style:column-width="1.027cm"/>
    </style:style>
    <style:style style:name="Table7.H" style:family="table-column">
      <style:table-column-properties style:column-width="0.464cm"/>
    </style:style>
    <style:style style:name="Table7.A1" style:family="table-cell">
      <style:table-cell-properties fo:padding="0cm" fo:border-left="none" fo:border-right="none" fo:border-top="none" fo:border-bottom="0.05pt solid #000000"/>
    </style:style>
    <style:style style:name="Table8" style:family="table">
      <style:table-properties style:width="11.807cm" fo:margin-left="-0.005cm" table:align="left"/>
    </style:style>
    <style:style style:name="Table8.A" style:family="table-column">
      <style:table-column-properties style:column-width="1.125cm"/>
    </style:style>
    <style:style style:name="Table8.B" style:family="table-column">
      <style:table-column-properties style:column-width="0.908cm"/>
    </style:style>
    <style:style style:name="Table8.C" style:family="table-column">
      <style:table-column-properties style:column-width="0.43cm"/>
    </style:style>
    <style:style style:name="Table8.D" style:family="table-column">
      <style:table-column-properties style:column-width="5.886cm"/>
    </style:style>
    <style:style style:name="Table8.E" style:family="table-column">
      <style:table-column-properties style:column-width="0.894cm"/>
    </style:style>
    <style:style style:name="Table8.F" style:family="table-column">
      <style:table-column-properties style:column-width="1.104cm"/>
    </style:style>
    <style:style style:name="Table8.G" style:family="table-column">
      <style:table-column-properties style:column-width="1.03cm"/>
    </style:style>
    <style:style style:name="Table8.H" style:family="table-column">
      <style:table-column-properties style:column-width="0.429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1.807cm" fo:margin-left="-0.005cm" table:align="left"/>
    </style:style>
    <style:style style:name="Table9.A" style:family="table-column">
      <style:table-column-properties style:column-width="1.108cm"/>
    </style:style>
    <style:style style:name="Table9.B" style:family="table-column">
      <style:table-column-properties style:column-width="0.91cm"/>
    </style:style>
    <style:style style:name="Table9.C" style:family="table-column">
      <style:table-column-properties style:column-width="0.43cm"/>
    </style:style>
    <style:style style:name="Table9.D" style:family="table-column">
      <style:table-column-properties style:column-width="5.886cm"/>
    </style:style>
    <style:style style:name="Table9.E" style:family="table-column">
      <style:table-column-properties style:column-width="0.893cm"/>
    </style:style>
    <style:style style:name="Table9.F" style:family="table-column">
      <style:table-column-properties style:column-width="2.581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0.262cm" fo:margin-left="-0.005cm" table:align="left"/>
    </style:style>
    <style:style style:name="Table10.A" style:family="table-column">
      <style:table-column-properties style:column-width="2.503cm"/>
    </style:style>
    <style:style style:name="Table10.B" style:family="table-column">
      <style:table-column-properties style:column-width="3.053cm"/>
    </style:style>
    <style:style style:name="Table10.C" style:family="table-column">
      <style:table-column-properties style:column-width="2.462cm"/>
    </style:style>
    <style:style style:name="Table10.D" style:family="table-column">
      <style:table-column-properties style:column-width="2.244cm"/>
    </style:style>
    <style:style style:name="Table10.A1" style:family="table-cell">
      <style:table-cell-properties fo:padding="0cm" fo:border="none"/>
    </style:style>
    <style:style style:name="Table5" style:family="table">
      <style:table-properties style:width="11.825cm" fo:margin-left="-0.005cm" table:align="left"/>
    </style:style>
    <style:style style:name="Table5.A" style:family="table-column">
      <style:table-column-properties style:column-width="1.108cm"/>
    </style:style>
    <style:style style:name="Table5.B" style:family="table-column">
      <style:table-column-properties style:column-width="0.91cm"/>
    </style:style>
    <style:style style:name="Table5.C" style:family="table-column">
      <style:table-column-properties style:column-width="0.43cm"/>
    </style:style>
    <style:style style:name="Table5.D" style:family="table-column">
      <style:table-column-properties style:column-width="5.886cm"/>
    </style:style>
    <style:style style:name="Table5.E" style:family="table-column">
      <style:table-column-properties style:column-width="0.893cm"/>
    </style:style>
    <style:style style:name="Table5.G" style:family="table-column">
      <style:table-column-properties style:column-width="1.027cm"/>
    </style:style>
    <style:style style:name="Table5.H" style:family="table-column">
      <style:table-column-properties style:column-width="0.464cm"/>
    </style:style>
    <style:style style:name="Table5.A1" style:family="table-cell">
      <style:table-cell-properties fo:padding="0cm" fo:border-left="none" fo:border-right="none" fo:border-top="none" fo:border-bottom="0.05pt solid #000000"/>
    </style:style>
    <style:style style:name="Table1" style:family="table">
      <style:table-properties style:width="11.807cm" fo:margin-left="-0.005cm" table:align="left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0.908cm"/>
    </style:style>
    <style:style style:name="Table1.C" style:family="table-column">
      <style:table-column-properties style:column-width="0.43cm"/>
    </style:style>
    <style:style style:name="Table1.D" style:family="table-column">
      <style:table-column-properties style:column-width="5.886cm"/>
    </style:style>
    <style:style style:name="Table1.E" style:family="table-column">
      <style:table-column-properties style:column-width="0.894cm"/>
    </style:style>
    <style:style style:name="Table1.F" style:family="table-column">
      <style:table-column-properties style:column-width="1.104cm"/>
    </style:style>
    <style:style style:name="Table1.G" style:family="table-column">
      <style:table-column-properties style:column-width="1.03cm"/>
    </style:style>
    <style:style style:name="Table1.H" style:family="table-column">
      <style:table-column-properties style:column-width="0.429cm"/>
    </style:style>
    <style:style style:name="Table1.A1" style:family="table-cell">
      <style:table-cell-properties fo:padding="0cm" fo:border="none"/>
    </style:style>
    <style:style style:name="Table4" style:family="table">
      <style:table-properties style:width="11.807cm" fo:margin-left="-0.005cm" table:align="left"/>
    </style:style>
    <style:style style:name="Table4.A" style:family="table-column">
      <style:table-column-properties style:column-width="1.108cm"/>
    </style:style>
    <style:style style:name="Table4.B" style:family="table-column">
      <style:table-column-properties style:column-width="0.91cm"/>
    </style:style>
    <style:style style:name="Table4.C" style:family="table-column">
      <style:table-column-properties style:column-width="0.43cm"/>
    </style:style>
    <style:style style:name="Table4.D" style:family="table-column">
      <style:table-column-properties style:column-width="5.886cm"/>
    </style:style>
    <style:style style:name="Table4.E" style:family="table-column">
      <style:table-column-properties style:column-width="0.893cm"/>
    </style:style>
    <style:style style:name="Table4.F" style:family="table-column">
      <style:table-column-properties style:column-width="2.581cm"/>
    </style:style>
    <style:style style:name="Table4.A1" style:family="table-cell">
      <style:table-cell-properties fo:padding="0cm" fo:border="none"/>
    </style:style>
    <style:style style:name="Table2" style:family="table">
      <style:table-properties style:width="10.262cm" fo:margin-left="-0.005cm" table:align="left"/>
    </style:style>
    <style:style style:name="Table2.A" style:family="table-column">
      <style:table-column-properties style:column-width="2.503cm"/>
    </style:style>
    <style:style style:name="Table2.B" style:family="table-column">
      <style:table-column-properties style:column-width="3.053cm"/>
    </style:style>
    <style:style style:name="Table2.C" style:family="table-column">
      <style:table-column-properties style:column-width="2.462cm"/>
    </style:style>
    <style:style style:name="Table2.D" style:family="table-column">
      <style:table-column-properties style:column-width="2.244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2.651cm" table:align="left"/>
    </style:style>
    <style:style style:name="Table3.A" style:family="table-column">
      <style:table-column-properties style:column-width="4.053cm"/>
    </style:style>
    <style:style style:name="Table3.B" style:family="table-column">
      <style:table-column-properties style:column-width="2.829cm"/>
    </style:style>
    <style:style style:name="Table3.C" style:family="table-column">
      <style:table-column-properties style:column-width="2.554cm"/>
    </style:style>
    <style:style style:name="Table3.D" style:family="table-column">
      <style:table-column-properties style:column-width="1.926cm"/>
    </style:style>
    <style:style style:name="Table3.E" style:family="table-column">
      <style:table-column-properties style:column-width="1.288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FreeMono" fo:font-size="10pt" officeooo:rsid="000dc637" officeooo:paragraph-rsid="000dc637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FreeMono" fo:font-size="10pt" style:font-size-asian="10pt" style:font-size-complex="10pt"/>
    </style:style>
    <style:style style:name="P3" style:family="paragraph" style:parent-style-name="Header">
      <style:paragraph-properties fo:text-align="end" style:justify-single-word="false"/>
      <style:text-properties style:font-name="FreeMono" fo:font-size="8pt" style:font-size-asian="8pt" style:font-size-complex="8pt"/>
    </style:style>
    <style:style style:name="P4" style:family="paragraph" style:parent-style-name="Standard">
      <style:text-properties style:font-name="FreeMono" fo:font-size="8pt" style:font-size-asian="8pt" style:font-size-complex="8pt"/>
    </style:style>
    <style:style style:name="P5" style:family="paragraph" style:parent-style-name="Standard">
      <style:text-properties style:font-name="FreeMono" fo:font-size="8pt" officeooo:paragraph-rsid="00126d26" style:font-size-asian="8pt" style:font-size-complex="8pt"/>
    </style:style>
    <style:style style:name="P6" style:family="paragraph" style:parent-style-name="Standard">
      <style:text-properties style:font-name="FreeMono" fo:font-size="8pt" officeooo:rsid="00111743" officeooo:paragraph-rsid="001a5f11" style:font-size-asian="8pt" style:font-size-complex="8pt"/>
    </style:style>
    <style:style style:name="P7" style:family="paragraph" style:parent-style-name="Standard">
      <style:text-properties style:font-name="FreeMono" fo:font-size="8pt" officeooo:rsid="00111743" officeooo:paragraph-rsid="0023fc27" style:font-size-asian="8pt" style:font-size-complex="8pt"/>
    </style:style>
    <style:style style:name="P8" style:family="paragraph" style:parent-style-name="Standard">
      <style:text-properties style:font-name="FreeMono" fo:font-size="8pt" officeooo:rsid="00126d26" officeooo:paragraph-rsid="00126d26" style:font-size-asian="8pt" style:font-size-complex="8pt"/>
    </style:style>
    <style:style style:name="P9" style:family="paragraph" style:parent-style-name="Standard">
      <style:text-properties style:font-name="FreeMono" fo:font-size="8pt" fo:font-style="normal" fo:font-weight="normal" style:font-size-asian="7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FreeMono" fo:font-size="8pt" fo:font-style="normal" fo:font-weight="normal" style:font-size-asian="7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text-properties style:font-name="FreeMono" fo:font-size="8pt" fo:font-style="normal" fo:font-weight="normal" officeooo:rsid="00111743" officeooo:paragraph-rsid="001b1c60" style:font-size-asian="7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style:font-name="FreeMono" fo:font-size="8pt" fo:font-style="normal" fo:font-weight="normal" officeooo:paragraph-rsid="0023fc27" style:font-size-asian="7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text-properties style:font-name="FreeMono" fo:font-size="8pt" fo:font-style="normal" fo:font-weight="normal" officeooo:paragraph-rsid="002823f7" style:font-size-asian="7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Mono" fo:font-size="8pt" fo:font-style="normal" fo:font-weight="normal" officeooo:paragraph-rsid="001b1c60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text-properties style:font-name="FreeMono" fo:font-size="8pt" fo:font-style="normal" fo:font-weight="normal" officeooo:rsid="00111743" officeooo:paragraph-rsid="001a5f11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FreeMono" fo:font-size="8pt" fo:font-style="normal" fo:font-weight="normal" officeooo:rsid="00111743" officeooo:paragraph-rsid="001b1c60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text-properties style:font-name="FreeMono" fo:font-size="8pt" fo:font-style="normal" fo:font-weight="normal" officeooo:paragraph-rsid="001b1c60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text-properties style:font-name="FreeMono" fo:font-size="8pt" fo:font-style="normal" fo:font-weight="normal" officeooo:paragraph-rsid="0023fc27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text-properties style:font-name="Free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Table_20_Contents">
      <style:text-properties style:font-name="FreeMono"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FreeMono" fo:font-size="8pt" style:font-size-asian="8pt" style:font-size-complex="8pt"/>
    </style:style>
    <style:style style:name="P25" style:family="paragraph" style:parent-style-name="Table_20_Contents">
      <style:text-properties style:font-name="FreeMono" fo:font-size="8pt" officeooo:paragraph-rsid="00105cd4" style:font-size-asian="8pt" style:font-size-complex="8pt"/>
    </style:style>
    <style:style style:name="P26" style:family="paragraph" style:parent-style-name="Table_20_Contents">
      <style:text-properties style:font-name="FreeMono" fo:font-size="8pt" officeooo:paragraph-rsid="00126d26" style:font-size-asian="8pt" style:font-size-complex="8pt"/>
    </style:style>
    <style:style style:name="P27" style:family="paragraph" style:parent-style-name="Table_20_Contents">
      <style:text-properties style:font-name="FreeMono" fo:font-size="8pt" officeooo:rsid="00111743" officeooo:paragraph-rsid="00111743" style:font-size-asian="8pt" style:font-size-complex="8pt"/>
    </style:style>
    <style:style style:name="P28" style:family="paragraph" style:parent-style-name="Table_20_Contents">
      <style:text-properties style:font-name="FreeMono" fo:font-size="8pt" officeooo:rsid="00111743" officeooo:paragraph-rsid="00278fd0" style:font-size-asian="8pt" style:font-size-complex="8pt"/>
    </style:style>
    <style:style style:name="P29" style:family="paragraph" style:parent-style-name="Table_20_Contents">
      <style:text-properties style:font-name="FreeMono" fo:font-size="8pt" officeooo:rsid="00126d26" officeooo:paragraph-rsid="00126d26" style:font-size-asian="8pt" style:font-size-complex="8pt"/>
    </style:style>
    <style:style style:name="P30" style:family="paragraph" style:parent-style-name="Table_20_Heading">
      <style:paragraph-properties fo:text-align="start" style:justify-single-word="false"/>
      <style:text-properties style:font-name="FreeMono" fo:font-size="8pt" style:font-size-asian="8pt" style:font-size-complex="8pt"/>
    </style:style>
    <style:style style:name="P31" style:family="paragraph" style:parent-style-name="Table_20_Heading">
      <style:paragraph-properties fo:text-align="start" style:justify-single-word="false"/>
      <style:text-properties style:font-name="FreeMono" fo:font-size="8pt" officeooo:paragraph-rsid="001b1c60" style:font-size-asian="8pt" style:font-size-complex="8pt"/>
    </style:style>
    <style:style style:name="P32" style:family="paragraph" style:parent-style-name="Table_20_Heading">
      <style:paragraph-properties fo:text-align="start" style:justify-single-word="false"/>
      <style:text-properties style:font-name="FreeMono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Heading">
      <style:paragraph-properties fo:text-align="start" style:justify-single-word="false"/>
      <style:text-properties style:font-name="FreeMono" fo:font-size="8pt" fo:font-weight="normal" officeooo:paragraph-rsid="001a5f11" style:font-size-asian="8pt" style:font-weight-asian="normal" style:font-size-complex="8pt" style:font-weight-complex="normal"/>
    </style:style>
    <style:style style:name="P34" style:family="paragraph" style:parent-style-name="Table_20_Heading">
      <style:paragraph-properties fo:text-align="start" style:justify-single-word="false"/>
      <style:text-properties style:font-name="FreeMono" fo:font-size="8pt" fo:font-weight="normal" officeooo:paragraph-rsid="001b1c60" style:font-size-asian="8pt" style:font-weight-asian="normal" style:font-size-complex="8pt" style:font-weight-complex="normal"/>
    </style:style>
    <style:style style:name="P35" style:family="paragraph" style:parent-style-name="Table_20_Heading">
      <style:paragraph-properties fo:text-align="start" style:justify-single-word="false"/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Heading">
      <style:paragraph-properties fo:text-align="start" style:justify-single-word="false"/>
      <style:text-properties style:font-name="FreeMono" fo:font-size="8pt" fo:font-style="normal" fo:font-weight="normal" officeooo:paragraph-rsid="001b1c6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 fo:font-size="8pt" fo:font-style="normal" fo:font-weight="normal" style:font-size-asian="7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FreeMono" fo:font-size="8pt" fo:font-style="normal" style:font-size-asian="7pt" style:font-style-asian="normal" style:font-size-complex="8pt" style:font-style-complex="normal"/>
    </style:style>
    <style:style style:name="P41" style:family="paragraph" style:parent-style-name="Standard">
      <style:paragraph-properties fo:margin-left="1.251cm" fo:margin-right="0cm" fo:text-align="end" style:justify-single-word="false" fo:text-indent="0cm" style:auto-text-indent="false"/>
      <style:text-properties style:font-name="FreeMono" fo:font-size="8pt" fo:font-style="normal" fo:font-weight="normal" style:font-size-asian="7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margin-left="0.007cm" fo:margin-right="-0.016cm" fo:text-align="end" style:justify-single-word="false" fo:text-indent="0cm" style:auto-text-indent="false"/>
      <style:text-properties style:font-name="FreeMono" fo:font-size="8pt" fo:font-style="normal" style:font-size-asian="8pt" style:font-style-asian="normal" style:font-size-complex="8pt" style:font-style-complex="normal"/>
    </style:style>
    <style:style style:name="P43" style:family="paragraph" style:parent-style-name="Standard" style:master-page-name="Standard">
      <style:paragraph-properties style:page-number="auto"/>
      <style:text-properties style:font-name="FreeMono" fo:font-size="8pt" style:font-size-asian="7pt" style:font-size-complex="8pt"/>
    </style:style>
    <style:style style:name="P44" style:family="paragraph" style:parent-style-name="Standard">
      <style:text-properties style:font-name="FreeMono" fo:font-size="8pt" officeooo:rsid="002823f7" officeooo:paragraph-rsid="002823f7" style:font-size-asian="8pt" style:font-size-complex="8pt"/>
    </style:style>
    <style:style style:name="P45" style:family="paragraph" style:parent-style-name="Standard">
      <style:text-properties style:font-name="FreeMono" fo:font-size="8pt" fo:font-style="normal" fo:font-weight="normal" officeooo:rsid="001a5f11" officeooo:paragraph-rsid="001a5f11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text-properties style:font-name="FreeMono" fo:font-size="8pt" fo:font-style="normal" fo:font-weight="normal" style:font-size-asian="7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text-properties style:font-name="FreeMono" fo:font-size="8pt" style:font-size-asian="7pt" style:font-size-complex="8pt"/>
    </style:style>
    <style:style style:name="P48" style:family="paragraph" style:parent-style-name="Standard">
      <style:paragraph-properties fo:break-before="page"/>
      <style:text-properties style:font-name="FreeMono" fo:font-size="8pt" fo:font-style="normal" fo:font-weight="normal" style:font-size-asian="7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text-properties style:font-name="FreeMono" fo:font-size="8pt" officeooo:paragraph-rsid="0035fa4e" style:font-size-asian="8pt" style:font-size-complex="8pt"/>
    </style:style>
    <style:style style:name="P50" style:family="paragraph" style:parent-style-name="Table_20_Contents">
      <style:text-properties style:font-name="FreeMono" fo:font-size="8pt" officeooo:rsid="00126d26" officeooo:paragraph-rsid="0035fa4e" style:font-size-asian="8pt" style:font-size-complex="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26d26"/>
    </style:style>
    <style:style style:name="T4" style:family="text">
      <style:text-properties officeooo:rsid="00197cd3"/>
    </style:style>
    <style:style style:name="T5" style:family="text">
      <style:text-properties officeooo:rsid="0035fa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text-input text:description="&lt;for each=&quot;partner in objects&quot;&gt;">For each partner</text:text-input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Date Issued:</text:p>
          </table:table-cell>
          <table:table-cell table:style-name="Table6.A1" office:value-type="string">
            <text:p text:style-name="P37"><text:s/><text:text-input text:description="&lt;time.strftime('%d-%b-%Y')&gt;">Current Date</text:text-input>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37"/>
          </table:table-cell>
        </table:table-row>
        <table:table-row>
          <table:table-cell table:style-name="Table6.A1" office:value-type="string">
            <text:p text:style-name="P10">Student ID:</text:p>
          </table:table-cell>
          <table:table-cell table:style-name="Table6.A1" office:value-type="string">
            <text:p text:style-name="P37"><text:s/><text:text-input text:description="&lt;partner.name&gt;">Student ID</text:text-input></text:p>
          </table:table-cell>
        </table:table-row>
        <table:table-row>
          <table:table-cell table:style-name="Table6.A1" office:value-type="string">
            <text:p text:style-name="P10">Current Name:</text:p>
          </table:table-cell>
          <table:table-cell table:style-name="Table6.A1" office:value-type="string">
            <text:p text:style-name="P38"><text:s/><text:text-input text:description="&lt;get_current_name(partner)&gt;">Current Name</text:text-input></text:p>
          </table:table-cell>
        </table:table-row>
        <table:table-row>
          <table:table-cell table:style-name="Table6.A1" office:value-type="string">
            <text:p text:style-name="P41"><text:s text:c="5"/></text:p>
          </table:table-cell>
          <table:table-cell table:style-name="Table6.A1" office:value-type="string">
            <text:p text:style-name="P38"><text:s/><text:text-input text:description="&lt;partner.street&gt;">Street</text:text-input></text:p>
          </table:table-cell>
        </table:table-row>
        <table:table-row>
          <table:table-cell table:style-name="Table6.A1" office:value-type="string">
            <text:p text:style-name="P41"/>
          </table:table-cell>
          <table:table-cell table:style-name="Table6.A1" office:value-type="string">
            <text:p text:style-name="P38"><text:s/><text:text-input text:description="&lt;partner.street2&gt;">Street 2</text:text-input></text:p>
          </table:table-cell>
        </table:table-row>
        <table:table-row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38"><text:s/><text:text-input text:description="&lt;partner.city&gt;">City</text:text-input></text:p>
          </table:table-cell>
        </table:table-row>
        <table:table-row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38"><text:s/><text:text-input text:description="&lt;partner.state_id.name&gt;">State</text:text-input>, <text:text-input text:description="&lt;partner.state_id.code&gt;">Code</text:text-input> <text:text-input text:description="&lt;partner.zip&gt;">ZIP</text:text-input></text:p>
          </table:table-cell>
        </table:table-row>
        <table:table-row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38"><text:s/><text:text-input text:description="&lt;partner.country_id.name&gt;">Country</text:text-input></text:p>
          </table:table-cell>
        </table:table-row>
        <table:table-row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38"/>
          </table:table-cell>
        </table:table-row>
        <table:table-row>
          <table:table-cell table:style-name="Table6.A1" office:value-type="string">
            <text:p text:style-name="P42">Course Level:</text:p>
          </table:table-cell>
          <table:table-cell table:style-name="Table6.A1" office:value-type="string">
            <text:p text:style-name="P39"><text:s/><text:text-input text:description="&lt;partner.level_id.name&gt;">Course Level</text:text-input></text:p>
          </table:table-cell>
        </table:table-row>
        <table:table-row>
          <table:table-cell table:style-name="Table6.A1" office:value-type="string">
            <text:p text:style-name="P17"><text:s text:c="4"/>Term Admitted:</text:p>
          </table:table-cell>
          <table:table-cell table:style-name="Table6.A1" office:value-type="string">
            <text:p text:style-name="P39"><text:s/><text:text-input text:description="&lt;partner.term_admitted.name.name + ' ' + partner.term_admitted.year&gt;">Term Admitted</text:text-input></text:p>
          </table:table-cell>
        </table:table-row>
        <table:table-row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39"/>
          </table:table-cell>
        </table:table-row>
        <table:table-row>
          <table:table-cell table:style-name="Table6.A1" office:value-type="string">
            <text:p text:style-name="P17">Current Program:</text:p>
          </table:table-cell>
          <table:table-cell table:style-name="Table6.A1" office:value-type="string">
            <text:p text:style-name="P39"><text:s/><text:text-input text:description="&lt;get_current_programs(partner)&gt;">Current Program</text:text-input></text:p>
          </table:table-cell>
        </table:table-row>
        <table:table-row>
          <table:table-cell table:style-name="Table6.A1" office:value-type="string">
            <text:p text:style-name="P17">Program:</text:p>
          </table:table-cell>
          <table:table-cell table:style-name="Table6.A1" office:value-type="string">
            <text:p text:style-name="P15"><text:s/><text:text-input text:description="&lt;get_programs(partner)&gt;">Program</text:text-input></text:p>
          </table:table-cell>
        </table:table-row>
        <table:table-row>
          <table:table-cell table:style-name="Table6.A1" office:value-type="string">
            <text:p text:style-name="P17">College:</text:p>
          </table:table-cell>
          <table:table-cell table:style-name="Table6.A1" office:value-type="string">
            <text:p text:style-name="P15"><text:s/><text:text-input text:description="&lt;get_school(partner)&gt;">College</text:text-input></text:p>
          </table:table-cell>
        </table:table-row>
        <table:table-row>
          <table:table-cell table:style-name="Table6.A1" office:value-type="string">
            <text:p text:style-name="P17"><text:s text:c="6"/>Campus: </text:p>
          </table:table-cell>
          <table:table-cell table:style-name="Table6.A1" office:value-type="string">
            <text:p text:style-name="P15"><text:s/>Main Campus</text:p>
          </table:table-cell>
        </table:table-row>
        <table:table-row>
          <table:table-cell table:style-name="Table6.A1" office:value-type="string">
            <text:p text:style-name="P17">Major(s):</text:p>
          </table:table-cell>
          <table:table-cell table:style-name="Table6.A1" office:value-type="string">
            <text:p text:style-name="P15"><text:s/><text:text-input text:description="&lt;get_majors(partner.major_ids)&gt;">Major(s)</text:text-input></text:p>
          </table:table-cell>
        </table:table-row>
        <table:table-row>
          <table:table-cell table:style-name="Table6.A1" office:value-type="string">
            <text:p text:style-name="P17">Concentration:</text:p>
          </table:table-cell>
          <table:table-cell table:style-name="Table6.A1" office:value-type="string">
            <text:p text:style-name="P15"><text:s/><text:text-input text:description="&lt;get_concentrations(partner.concentration_ids)&gt;">Concentration(s)</text:text-input></text:p>
          </table:table-cell>
        </table:table-row>
      </table:table>
      <text:p text:style-name="P4"/>
      <text:p text:style-name="P44"><text:text-input text:description="&lt;for each=&quot;level in get_levels(partner.id)&quot;&gt;">For each level</text:text-input></text:p>
      <text:p text:style-name="P5"><text:span text:style-name="T3"><text:text-input text:description="&lt;if test=get_transfer_institutions(partner.id)&quot;&gt;"/></text:span><text:span text:style-name="T3"><text:text-input text:description="&lt;if test=&quot;get_transfer_institutions(partner.id, level.id)&quot;&gt;">IF Transfer</text:text-input></text:span></text:p>
      <text:p text:style-name="P27">TRANSFER CREDIT ACCEPTED BY THE INSTITUTION</text:p>
      <text:p text:style-name="P27"/>
      <text:p text:style-name="P29"><text:text-input text:description="&lt;for each=&quot;transfer  in get_transfer_institutions(partner.id, level.id)&quot;&gt;">For each transfer</text:text-input></text:p>
      <text:p text:style-name="P26"><text:span text:style-name="T4"><text:text-input text:description="&lt;transfer.attendance_terms&gt;">Attendance Term</text:text-input></text:span><text:span text:style-name="T4"> <text:s text:c="2"/></text:span><text:span text:style-name="T3"><text:text-input text:description="&lt;transfer.institution_id.name&gt;">Institution Name</text:text-input></text:span></text:p>
      <text:p text:style-name="P6"/>
      <text:p text:style-name="P6"><text:text-input text:description="&lt;for each=&quot;term_id in get_transfer_terms(partner.id, level.id)&quot;&gt;">For each term</text:text-input></text:p>
      <text:p text:style-name="P28"><text:text-input text:description="&lt;term_id.name.name + ' ' + term_id.year&gt;">Term</text:text-input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A"/>
        <table:table-column table:style-name="Table7.G"/>
        <table:table-column table:style-name="Table7.H"/>
        <table:table-row>
          <table:table-cell table:style-name="Table7.A1" office:value-type="string">
            <text:p text:style-name="P33">SUBJ <text:s/></text:p>
          </table:table-cell>
          <table:table-cell table:style-name="Table7.A1" office:value-type="string">
            <text:p text:style-name="P33">NO. </text:p>
          </table:table-cell>
          <table:table-cell table:style-name="Table7.A1" office:value-type="string">
            <text:p text:style-name="P33">C</text:p>
          </table:table-cell>
          <table:table-cell table:style-name="Table7.A1" office:value-type="string">
            <text:p text:style-name="P33">COURSE TITLE</text:p>
          </table:table-cell>
          <table:table-cell table:style-name="Table7.A1" office:value-type="string">
            <text:p text:style-name="P33">CRED</text:p>
          </table:table-cell>
          <table:table-cell table:style-name="Table7.A1" office:value-type="string">
            <text:p text:style-name="P33">GRD</text:p>
          </table:table-cell>
          <table:table-cell table:style-name="Table7.A1" office:value-type="string">
            <text:p text:style-name="P33">PTS</text:p>
          </table:table-cell>
          <table:table-cell table:style-name="Table7.A1" office:value-type="string">
            <text:p text:style-name="P33">R</text:p>
          </table:table-cell>
        </table:table-row>
      </table:table>
      <text:p text:style-name="P18"/>
      <text:p text:style-name="P18"><text:text-input text:description="&lt;for each=&quot;transfer_id in get_transfer_enrollment(partner.id, term_id.id, level.id)&quot;&gt;">For each enrollment</text:text-input></text:p>
      <text:p text:style-name="P20"><text:text-input text:description="&lt;choose&gt;">&lt;choose&gt;</text:text-input></text:p>
      <text:p text:style-name="P19"><text:text-input text:description="&lt;when test=&quot;transfer_id.grade_id&quot;&gt;">when Grade</text:text-input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36"><text:text-input text:description="&lt;transfer_id.course_id.subject_id.name&gt;">Subj</text:text-input></text:p>
          </table:table-cell>
          <table:table-cell table:style-name="Table8.A1" office:value-type="string">
            <text:p text:style-name="P31"><text:span text:style-name="T2"><text:text-input text:description="&lt;transfer_id.course_id.code&gt;">No.</text:text-input></text:span> <text:s/></text:p>
          </table:table-cell>
          <table:table-cell table:style-name="Table8.A1" office:value-type="string">
            <text:p text:style-name="P34">M</text:p>
          </table:table-cell>
          <table:table-cell table:style-name="Table8.A1" office:value-type="string">
            <text:p text:style-name="P16"><text:text-input text:description="&lt;transfer_id.name&gt;">Course Title</text:text-input></text:p>
          </table:table-cell>
          <table:table-cell table:style-name="Table8.A1" office:value-type="string">
            <text:p text:style-name="P16"><text:text-input text:description="&lt;get_transfer_credit(transfer_id)&gt;">Cred</text:text-input></text:p>
          </table:table-cell>
          <table:table-cell table:style-name="Table8.A1" office:value-type="string">
            <text:p text:style-name="P16"><text:text-input text:description="&lt;transfer_id.grade_id.name&gt;">Grade</text:text-input></text:p>
          </table:table-cell>
          <table:table-cell table:style-name="Table8.A1" office:value-type="string">
            <text:p text:style-name="P16"><text:text-input text:description="&lt;get_transfer_point(transfer_id)&gt;">PTS</text:text-input></text:p>
          </table:table-cell>
          <table:table-cell table:style-name="Table8.A1" office:value-type="string">
            <text:p text:style-name="P16"><text:text-input text:description="&lt;transfer_id.repeat&gt;">R</text:text-input></text:p>
          </table:table-cell>
        </table:table-row>
      </table:table>
      <text:p text:style-name="P20"><text:text-input text:description="&lt;/when&gt;">&lt;/when&gt;</text:text-input></text:p>
      <text:p text:style-name="P20"><text:text-input text:description="&lt;otherwise&gt;">&lt;otherwise&gt;</text:text-input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23"><text:text-input text:description="&lt;transfer_id.course_id.subject_id.name&gt;">Subj</text:text-input></text:p>
          </table:table-cell>
          <table:table-cell table:style-name="Table9.A1" office:value-type="string">
            <text:p text:style-name="P23"><text:span text:style-name="T2"><text:text-input text:description="&lt;transfer_id.course_id.code&gt;">No.</text:text-input></text:span> <text:s/></text:p>
          </table:table-cell>
          <table:table-cell table:style-name="Table9.A1" office:value-type="string">
            <text:p text:style-name="P23">M</text:p>
          </table:table-cell>
          <table:table-cell table:style-name="Table9.A1" office:value-type="string">
            <text:p text:style-name="P16"><text:text-input text:description="&lt;transfer_id.name&gt;">Course Title</text:text-input></text:p>
          </table:table-cell>
          <table:table-cell table:style-name="Table9.A1" office:value-type="string">
            <text:p text:style-name="P16"><text:text-input text:description="&lt;get_transfer_credit(transfer_id)&gt;">Cred</text:text-input></text:p>
          </table:table-cell>
          <table:table-cell table:style-name="Table9.A1" office:value-type="string">
            <text:p text:style-name="P16">IN PROGRESS</text:p>
          </table:table-cell>
        </table:table-row>
      </table:table>
      <text:p text:style-name="P20"><text:text-input text:description="&lt;/otherwise&gt;">&lt;/otherwise&gt;</text:text-input></text:p>
      <text:p text:style-name="P11"><text:text-input text:description="&lt;/choose&gt;">&lt;/choose&gt;</text:text-input></text:p>
      <text:p text:style-name="P45"><text:text-input text:description="&lt;/for&gt;">&lt;/for&gt;</text:text-input></text:p>
      <text:p text:style-name="P1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1">Ehrs: <text:text-input text:description="&lt;get_total_transfer_earned_hrs_by_term(partner.id, term_id.id, level.id)&gt;">Ehrs</text:text-input></text:p>
          </table:table-cell>
          <table:table-cell table:style-name="Table10.A1" office:value-type="string">
            <text:p text:style-name="P21">GPA-Hrs: <text:text-input text:description="&lt;get_total_transfer_gpa_hrs_by_term(partner.id, term_id.id, level.id)&gt;">GPA-Hrs</text:text-input></text:p>
          </table:table-cell>
          <table:table-cell table:style-name="Table10.A1" office:value-type="string">
            <text:p text:style-name="P21">Qpts: <text:text-input text:description="&lt;get_total_transfer_points_by_term(partner.id, term_id.id, level.id)&gt;">Qpts</text:text-input></text:p>
          </table:table-cell>
          <table:table-cell table:style-name="Table10.A1" office:value-type="string">
            <text:p text:style-name="P21">GPA: <text:text-input text:description="&lt;get_total_gpa(get_total_transfer_points_by_term(partner.id, term_id.id, level.id), get_total_transfer_gpa_hrs_by_term(partner.id, term_id.id, level.id))&gt;">GPA</text:text-input></text:p>
          </table:table-cell>
        </table:table-row>
      </table:table>
      <text:p text:style-name="P7"/>
      <text:p text:style-name="P7"/>
      <text:p text:style-name="P8"><text:text-input text:description="&lt;/for&gt;">&lt;/for&gt;</text:text-input></text:p>
      <text:p text:style-name="P8"><text:text-input text:description="&lt;/for&gt;">&lt;/for&gt;</text:text-input></text:p>
      <text:p text:style-name="P29"><text:text-input text:description="&lt;/if&gt;">&lt;/if&gt;</text:text-input></text:p>
      <text:p text:style-name="P49"><text:span text:style-name="T5"><text:text-input text:description="&lt;if test=&quot;get_terms(partner.id, level.id)&quot;&gt;">If Institution</text:text-input></text:span></text:p>
      <text:p text:style-name="P25">INSTITUTION CREDIT:</text:p>
      <text:p text:style-name="P4"><text:text-input text:description="&lt;for each=&quot;term_id in get_terms(partner.id, level.id)&quot;&gt;">For each term</text:text-input></text:p>
      <text:p text:style-name="P4"/>
      <text:p text:style-name="P23"><text:text-input text:description="&lt;term_id.name.name + ' ' + term_id.year&gt;">Term</text:text-input></text:p>
      <text:p text:style-name="P23"><text:text-input text:description="&lt;get_term_schools(partner.id, term_id.id, level.id)&gt;">Term Schools</text:text-input></text:p>
      <text:p text:style-name="P4"><text:text-input text:description="&lt;get_term_majors(partner.id, term_id.id, level.id)&gt;">Term Majors</text:text-input></text:p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column table:style-name="Table5.G"/>
        <table:table-column table:style-name="Table5.H"/>
        <table:table-row>
          <table:table-cell table:style-name="Table5.A1" office:value-type="string">
            <text:p text:style-name="P32">SUBJ <text:s/></text:p>
          </table:table-cell>
          <table:table-cell table:style-name="Table5.A1" office:value-type="string">
            <text:p text:style-name="P32">NO. </text:p>
          </table:table-cell>
          <table:table-cell table:style-name="Table5.A1" office:value-type="string">
            <text:p text:style-name="P32">C</text:p>
          </table:table-cell>
          <table:table-cell table:style-name="Table5.A1" office:value-type="string">
            <text:p text:style-name="P32">COURSE TITLE</text:p>
          </table:table-cell>
          <table:table-cell table:style-name="Table5.A1" office:value-type="string">
            <text:p text:style-name="P32">CRED</text:p>
          </table:table-cell>
          <table:table-cell table:style-name="Table5.A1" office:value-type="string">
            <text:p text:style-name="P32">GRD</text:p>
          </table:table-cell>
          <table:table-cell table:style-name="Table5.A1" office:value-type="string">
            <text:p text:style-name="P32">PTS</text:p>
          </table:table-cell>
          <table:table-cell table:style-name="Table5.A1" office:value-type="string">
            <text:p text:style-name="P32">R</text:p>
          </table:table-cell>
        </table:table-row>
      </table:table>
      <text:p text:style-name="P4"/>
      <text:p text:style-name="P14"><text:text-input text:description="&lt;for each=&quot;enrollment_id in get_enrollment(partner.id, term_id.id, level.id)&quot;&gt;">For each enrollment</text:text-input></text:p>
      <text:p text:style-name="P14"><text:text-input text:description="&lt;choose&gt;">&lt;choose&gt;</text:text-input></text:p>
      <text:p text:style-name="P14"><text:text-input text:description="&lt;when test=&quot;enrollment_id.grade&quot;&gt;">when Grade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5"><text:text-input text:description="&lt;enrollment_id.course_id.subject_id.name&gt;">Subj</text:text-input></text:p>
          </table:table-cell>
          <table:table-cell table:style-name="Table1.A1" office:value-type="string">
            <text:p text:style-name="P30"><text:span text:style-name="T2"><text:text-input text:description="&lt;enrollment_id.course_id.code&gt;">No.</text:text-input></text:span> <text:s/></text:p>
          </table:table-cell>
          <table:table-cell table:style-name="Table1.A1" office:value-type="string">
            <text:p text:style-name="P32">M</text:p>
          </table:table-cell>
          <table:table-cell table:style-name="Table1.A1" office:value-type="string">
            <text:p text:style-name="P15"><text:text-input text:description="&lt;enrollment_id.course_name&gt;">Course Title</text:text-input></text:p>
          </table:table-cell>
          <table:table-cell table:style-name="Table1.A1" office:value-type="string">
            <text:p text:style-name="P15"><text:text-input text:description="&lt;get_credit(enrollment_id)&gt;">Cred</text:text-input></text:p>
          </table:table-cell>
          <table:table-cell table:style-name="Table1.A1" office:value-type="string">
            <text:p text:style-name="P15"><text:text-input text:description="&lt;enrollment_id.grade.name&gt;">Grade</text:text-input></text:p>
          </table:table-cell>
          <table:table-cell table:style-name="Table1.A1" office:value-type="string">
            <text:p text:style-name="P15"><text:text-input text:description="&lt;get_point(enrollment_id)&gt;">PTS</text:text-input></text:p>
          </table:table-cell>
          <table:table-cell table:style-name="Table1.A1" office:value-type="string">
            <text:p text:style-name="P15"><text:text-input text:description="&lt;enrollment_id.repeat&gt;">R</text:text-input></text:p>
          </table:table-cell>
        </table:table-row>
      </table:table>
      <text:p text:style-name="P14"><text:text-input text:description="&lt;/when&gt;">&lt;/when&gt;</text:text-input></text:p>
      <text:p text:style-name="P14"><text:text-input text:description="&lt;otherwise&gt;">&lt;otherwise&gt;</text:text-inpu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0"><text:span text:style-name="T2"><text:text-input text:description="&lt;enrollment_id.course_id.subject_id.name&gt;">Subj</text:text-input></text:span> </text:p>
          </table:table-cell>
          <table:table-cell table:style-name="Table4.A1" office:value-type="string">
            <text:p text:style-name="P30"><text:span text:style-name="T2"><text:text-input text:description="&lt;enrollment_id.course_id.code&gt;">No.</text:text-input></text:span> <text:s/></text:p>
          </table:table-cell>
          <table:table-cell table:style-name="Table4.A1" office:value-type="string">
            <text:p text:style-name="P32">M</text:p>
          </table:table-cell>
          <table:table-cell table:style-name="Table4.A1" office:value-type="string">
            <text:p text:style-name="P15"><text:text-input text:description="&lt;enrollment_id.course_name&gt;">Course Title</text:text-input></text:p>
          </table:table-cell>
          <table:table-cell table:style-name="Table4.A1" office:value-type="string">
            <text:p text:style-name="P15"><text:text-input text:description="&lt;get_credit(enrollment_id)&gt;">Cred</text:text-input></text:p>
          </table:table-cell>
          <table:table-cell table:style-name="Table4.A1" office:value-type="string">
            <text:p text:style-name="P15">IN PROGRESS</text:p>
          </table:table-cell>
        </table:table-row>
      </table:table>
      <text:p text:style-name="P14"><text:text-input text:description="&lt;/otherwise&gt;">&lt;/otherwise&gt;</text:text-input></text:p>
      <text:p text:style-name="P9"><text:text-input text:description="&lt;/choose&gt;">&lt;/choose&gt;</text:text-input></text:p>
      <text:p text:style-name="P9"><text:text-input text:description="&lt;/for&gt;">&lt;/for&gt;</text:text-input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Ehrs: <text:text-input text:description="&lt;get_total_earned_hrs_by_term(partner.id, term_id.id, level.id)&gt;">Ehrs</text:text-input></text:p>
          </table:table-cell>
          <table:table-cell table:style-name="Table2.A1" office:value-type="string">
            <text:p text:style-name="P14">GPA-Hrs: <text:text-input text:description="&lt;get_total_gpa_hrs_by_term(partner.id, term_id.id, level.id)&gt;">GPA-Hrs</text:text-input></text:p>
          </table:table-cell>
          <table:table-cell table:style-name="Table2.A1" office:value-type="string">
            <text:p text:style-name="P14">Qpts: <text:text-input text:description="&lt;get_total_points_by_term(partner.id, term_id.id, level.id)&gt;">Qpts</text:text-input></text:p>
          </table:table-cell>
          <table:table-cell table:style-name="Table2.A1" office:value-type="string">
            <text:p text:style-name="P14">GPA: <text:text-input text:description="&lt;get_total_gpa(get_total_points_by_term(partner.id, term_id.id, level.id), get_total_gpa_hrs_by_term(partner.id, term_id.id ,level.id))&gt;">GPA</text:text-input></text:p>
          </table:table-cell>
        </table:table-row>
      </table:table>
      <text:p text:style-name="P14"><text:text-input text:description="&lt;get_term_honors(partner.id, term_id.id, level.id)&gt;">Honors</text:text-input> <text:s text:c="3"/></text:p>
      <text:p text:style-name="P9"><text:text-input text:description="&lt;get_term_standing(partner.id, term_id.id, level.id)&gt;">Standing</text:text-input></text:p>
      <text:p text:style-name="P47"><text:text-input text:description="&lt;/for&gt;">&lt;/for&gt;</text:text-input></text:p>
      <text:p text:style-name="P50"><text:span text:style-name="T5"><text:text-input text:description="&lt;/if&gt;">&lt;/if&gt;</text:text-input></text:span></text:p>
      <text:p text:style-name="P4"/>
      <text:p text:style-name="P22">*******************************<text:span text:style-name="T1">TRANSCRIPT TOTALS***************************</text:span></text:p>
      <text:p text:style-name="P22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>Earned Hrs</text:p>
          </table:table-cell>
          <table:table-cell table:style-name="Table3.A1" office:value-type="string">
            <text:p text:style-name="P24">GPA Hrs</text:p>
          </table:table-cell>
          <table:table-cell table:style-name="Table3.A1" office:value-type="string">
            <text:p text:style-name="P24">Points</text:p>
          </table:table-cell>
          <table:table-cell table:style-name="Table3.A1" office:value-type="string">
            <text:p text:style-name="P24">GPA</text:p>
          </table:table-cell>
        </table:table-row>
        <table:table-row table:style-name="Table3.1">
          <table:table-cell table:style-name="Table3.A1" office:value-type="string">
            <text:p text:style-name="P24">TOTAL INSTITUTION</text:p>
          </table:table-cell>
          <table:table-cell table:style-name="Table3.A1" office:value-type="string">
            <text:p text:style-name="P24"><text:text-input text:description="&lt;get_institution_earned_hrs(partner.id, level.id)&gt;">Earned Hrs</text:text-input></text:p>
          </table:table-cell>
          <table:table-cell table:style-name="Table3.A1" office:value-type="string">
            <text:p text:style-name="P15"><text:text-input text:description="&lt;get_institution_gpa_hrs(partner.id, level.id)&gt;">GPA Hrs</text:text-input></text:p>
          </table:table-cell>
          <table:table-cell table:style-name="Table3.A1" office:value-type="string">
            <text:p text:style-name="P24"><text:text-input text:description="&lt;get_institution_points(partner.id, level.id)&gt;">Points</text:text-input></text:p>
          </table:table-cell>
          <table:table-cell table:style-name="Table3.A1" office:value-type="string">
            <text:p text:style-name="P15"><text:text-input text:description="&lt;get_total_gpa(get_institution_points(partner.id, level.id), get_institution_gpa_hrs(partner.id, level.id))&gt;">GPA</text:text-input></text:p>
          </table:table-cell>
        </table:table-row>
        <table:table-row table:style-name="Table3.1">
          <table:table-cell table:style-name="Table3.A1" office:value-type="string">
            <text:p text:style-name="P24">TOTAL TRANSFER</text:p>
          </table:table-cell>
          <table:table-cell table:style-name="Table3.A1" office:value-type="string">
            <text:p text:style-name="P24"><text:text-input text:description="&lt;get_transfer_earned_hrs(partner.id, level.id)&gt;">Earned Hrs</text:text-input></text:p>
          </table:table-cell>
          <table:table-cell table:style-name="Table3.A1" office:value-type="string">
            <text:p text:style-name="P15"><text:text-input text:description="&lt;get_transfer_gpa_hrs(partner.id, level.id)&gt;">GPA Hrs</text:text-input></text:p>
          </table:table-cell>
          <table:table-cell table:style-name="Table3.A1" office:value-type="string">
            <text:p text:style-name="P24"><text:text-input text:description="&lt;get_transfer_points(partner.id,level.id)&gt;">Points</text:text-input></text:p>
          </table:table-cell>
          <table:table-cell table:style-name="Table3.A1" office:value-type="string">
            <text:p text:style-name="P15"><text:text-input text:description="&lt;get_total_gpa(get_transfer_points(partner.id, level.id), get_transfer_gpa_hrs(partner.id, level.id))&gt;">GPA</text:text-input></text:p>
          </table:table-cell>
        </table:table-row>
        <table:table-row table:style-name="Table3.1">
          <table:table-cell table:style-name="Table3.A1" office:value-type="string">
            <text:p text:style-name="P24">OVERALL</text:p>
          </table:table-cell>
          <table:table-cell table:style-name="Table3.A1" office:value-type="string">
            <text:p text:style-name="P24"><text:text-input text:description="&lt;get_total_earned_hrs(partner.id, level.id)&gt;">Earned Hrs</text:text-input></text:p>
          </table:table-cell>
          <table:table-cell table:style-name="Table3.A1" office:value-type="string">
            <text:p text:style-name="P15"><text:text-input text:description="&lt;get_total_gpa_hrs(partner.id, level.id)&gt;">GPA Hrs</text:text-input></text:p>
          </table:table-cell>
          <table:table-cell table:style-name="Table3.A1" office:value-type="string">
            <text:p text:style-name="P24"><text:text-input text:description="&lt;get_total_points(partner.id, level.id)&gt;">Points</text:text-input></text:p>
          </table:table-cell>
          <table:table-cell table:style-name="Table3.A1" office:value-type="string">
            <text:p text:style-name="P15"><text:text-input text:description="&lt;get_total_gpa(get_total_points(partner.id, level.id), get_total_gpa_hrs(partner.id, level.id))&gt;">GPA</text:text-input></text:p>
          </table:table-cell>
        </table:table-row>
      </table:table>
      <text:p text:style-name="P22"><text:tab/></text:p>
      <text:p text:style-name="P14">*******************************END OF TRANSCRIPT***************************</text:p>
      <text:p text:style-name="P9"/>
      <text:p text:style-name="P48"/>
      <text:p text:style-name="P9"><text:text-input text:description="&lt;/for&gt;">&lt;/for&gt;</text:text-input></text:p>
      <text:p text:style-name="P9"/>
      <text:p text:style-name="P13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FreeMono" fo:font-size="10pt" officeooo:rsid="000dc637" officeooo:paragraph-rsid="000dc637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FreeMono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FreeMono"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 xlink:href="Pictures/10000000000001B9000001A11C53C0E2.jpg" xlink:type="simple" xlink:actuate="onLoad" style:position="center center" style:repeat="no-repeat"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MERICAN UNIVERSITY OF NIGERIA</text:p>
        <text:p text:style-name="MP2">UNOFFICIAL TRANSCRIPT</text:p>
        <text:p text:style-name="MP3">Page: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in </meta:initial-creator>
    <meta:creation-date>2013-06-20T17:45:54</meta:creation-date>
    <dc:date>2013-07-26T14:41:53</dc:date>
    <dc:creator>Tosin </dc:creator>
    <meta:editing-duration>PT10H52M22S</meta:editing-duration>
    <meta:editing-cycles>130</meta:editing-cycles>
    <meta:generator>LibreOffice/4.0.4.2$Linux_x86 LibreOffice_project/400m0$Build-2</meta:generator>
    <meta:document-statistic meta:table-count="10" meta:image-count="0" meta:object-count="0" meta:page-count="2" meta:paragraph-count="145" meta:word-count="221" meta:character-count="1420" meta:non-whitespace-character-count="1286"/>
  </office:meta>
</office:document-meta>
</file>